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Arrow" draw:marker-end-width="0.4cm" draw:fill="none" draw:textarea-vertical-align="middle" fo:padding-top="0.175cm" fo:padding-bottom="0.175cm" fo:padding-left="0.3cm" fo:padding-right="0.3cm"/>
    </style:style>
    <style:style style:name="gr2" style:family="graphic" style:parent-style-name="standard">
      <style:graphic-properties draw:stroke="none" svg:stroke-width="0.035cm" draw:stroke-linejoin="miter" draw:fill="solid" draw:fill-color="#ffffff"/>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000000"/>
    </style:style>
  </office:automatic-styles>
  <office:body>
    <office:drawing>
      <draw:page draw:name="page1" draw:style-name="dp1" draw:master-page-name="標準">
        <draw:line draw:style-name="gr1" draw:text-style-name="P1" draw:layer="layout" svg:x1="3cm" svg:y1="8cm" svg:x2="19cm" svg:y2="8cm">
          <text:p/>
        </draw:line>
        <draw:line draw:style-name="gr1" draw:text-style-name="P1" draw:layer="layout" svg:x1="11cm" svg:y1="8.5cm" svg:x2="11cm" svg:y2="3cm">
          <text:p/>
        </draw:line>
        <draw:g>
          <svg:title>TexMaths</svg:title>
          <svg:desc>28§display§O§svg§600§FALSE§</svg:desc>
          <draw:polygon draw:style-name="gr2" draw:text-style-name="P2" draw:layer="layout" svg:width="0.777cm" svg:height="0.671cm" svg:x="9.922cm" svg:y="8.305cm" svg:viewBox="0 0 778 672" draw:points="389,672 0,672 0,0 778,0 778,672">
            <text:p/>
          </draw:polygon>
          <draw:path draw:style-name="gr3" draw:text-style-name="P3" draw:layer="layout" svg:width="0.682cm" svg:height="0.719cm" svg:x="9.97cm" svg:y="8.28cm" svg:viewBox="0 0 683 720" svg:d="M683 266c0-160-106-266-252-266-213 0-431 224-431 454 0 165 112 266 252 266 210 0 431-219 431-454zM257 692c-95 0-165-78-165-210 0-42 14-188 90-303 67-103 165-154 243-154 82 0 168 56 168 202 0 73-25 227-123 347-47 62-129 118-213 118z">
            <text:p/>
          </draw:path>
        </draw:g>
        <draw:g>
          <svg:title>TexMaths</svg:title>
          <svg:desc>28§display§\omega§svg§600§FALSE§</svg:desc>
          <draw:polygon draw:style-name="gr2" draw:text-style-name="P2" draw:layer="layout" svg:width="0.649cm" svg:height="0.425cm" svg:x="18.9cm" svg:y="7.014cm" svg:viewBox="0 0 650 426" draw:points="325,426 0,426 0,0 650,0 650,426">
            <text:p/>
          </draw:polygon>
          <draw:path draw:style-name="gr3" draw:text-style-name="P3" draw:layer="layout" svg:width="0.585cm" svg:height="0.447cm" svg:x="18.911cm" svg:y="7cm" svg:viewBox="0 0 586 448" svg:d="M586 70c0-45-17-70-40-70-25 0-50 22-50 48 0 8 3 19 14 28 17 16 34 42 34 84 0 39-17 95-48 142-31 42-67 76-115 76-56 0-87-36-95-90 11-25 33-89 33-117 0-11-5-23-16-23-9 0-20 3-28 17-12 20-23 84-23 121-33 47-73 92-134 92-65 0-87-59-87-115 0-123 101-227 101-241 0-11-9-19-17-19-14 0-20 14-28 22-51 73-87 191-87 283 0 67 22 140 104 140 70 0 117-48 151-104 11 59 48 104 109 104 79 0 126-59 163-134 22-48 59-182 59-244z">
            <text:p/>
          </draw:path>
        </draw:g>
        <draw:g>
          <svg:title>TexMaths</svg:title>
          <svg:desc>28§display§|F(\omega)|§svg§600§FALSE§</svg:desc>
          <draw:polygon draw:style-name="gr2" draw:text-style-name="P2" draw:layer="layout" svg:width="2.721cm" svg:height="0.982cm" svg:x="11.4cm" svg:y="2.403cm" svg:viewBox="0 0 2722 983" draw:points="1361,983 0,983 0,0 2722,0 2722,983">
            <text:p/>
          </draw:polygon>
          <draw:path draw:style-name="gr3" draw:text-style-name="P3" draw:layer="layout" svg:width="0.041cm" svg:height="0.985cm" svg:x="11.518cm" svg:y="2.4cm" svg:viewBox="0 0 42 986" svg:d="M42 36c0-19 0-36-20-36-22 0-22 17-22 36v916c0 17 0 34 22 34 20 0 20-17 20-34z">
            <text:p/>
          </draw:path>
          <draw:path draw:style-name="gr3" draw:text-style-name="P3" draw:layer="layout" svg:width="0.703cm" svg:height="0.671cm" svg:x="11.711cm" svg:y="2.47cm" svg:viewBox="0 0 704 672" svg:d="M263 350h95c73 0 82 17 82 45 0 8 0 20-6 48-3 5-6 11-6 11 0 8 9 14 14 14 9 0 9-3 14-23l54-213c2-11 2-14 2-16 0-3 0-12-11-12-8 0-11 6-14 20-19 79-45 95-129 95h-89l64-249c9-36 9-39 53-39h132c120 0 143 33 143 109 0 22 0 25-3 53-3 11-3 14-3 17 0 6 3 11 14 11 9 0 12-5 12-22l22-171c3-28-3-28-28-28h-485c-19 0-28 0-28 20 0 11 9 11 26 11 36 0 64 0 64 17 0 5 0 5-3 25l-131 521c-12 39-12 47-90 47-17 0-28 0-28 20 0 11 11 11 14 11 31 0 104-3 132-3 33 0 114 3 145 3 11 0 23 0 23-19 0-9-6-9-6-12-3 0-6 0-28 0s-28 0-50-2c-31-3-34-6-34-20 0 0 0-8 6-22z">
            <text:p/>
          </draw:path>
          <draw:path draw:style-name="gr3" draw:text-style-name="P3" draw:layer="layout" svg:width="0.231cm" svg:height="0.985cm" svg:x="12.537cm" svg:y="2.4cm" svg:viewBox="0 0 232 986" svg:d="M232 978c0-3 0-6-19-23-123-123-154-311-154-462 0-171 36-342 159-465 14-14 14-14 14-17 0-8-5-11-11-11-11 0-101 67-159 193-51 110-62 219-62 300 0 78 11 196 64 308 62 123 146 185 157 185 6 0 11-3 11-8z">
            <text:p/>
          </draw:path>
          <draw:path draw:style-name="gr3" draw:text-style-name="P3" draw:layer="layout" svg:width="0.584cm" svg:height="0.447cm" svg:x="12.834cm" svg:y="2.703cm" svg:viewBox="0 0 585 448" svg:d="M585 70c0-45-17-70-39-70-25 0-50 22-50 48 0 8 2 19 14 28 16 16 33 42 33 84 0 39-17 95-47 143-31 42-68 75-115 75-56 0-87-36-95-89 11-26 33-90 33-118 0-11-5-23-17-23-8 0-19 3-28 17-11 20-22 84-22 121-34 47-73 92-134 92-65 0-87-59-87-115 0-123 101-227 101-241 0-11-9-19-17-19-14 0-20 14-28 22-51 73-87 191-87 283 0 67 22 140 104 140 70 0 117-47 151-103 11 58 47 103 109 103 78 0 126-59 162-134 23-48 59-182 59-244z">
            <text:p/>
          </draw:path>
          <draw:path draw:style-name="gr3" draw:text-style-name="P3" draw:layer="layout" svg:width="0.231cm" svg:height="0.985cm" svg:x="13.523cm" svg:y="2.4cm" svg:viewBox="0 0 232 986" svg:d="M232 493c0-76-11-196-67-308-59-121-145-185-154-185-8 0-11 3-11 11 0 3 0 3 20 23 98 98 154 255 154 459 0 171-37 345-160 468-14 11-14 14-14 17 0 5 3 8 11 8 9 0 98-67 157-190 50-110 64-219 64-303z">
            <text:p/>
          </draw:path>
          <draw:path draw:style-name="gr3" draw:text-style-name="P3" draw:layer="layout" svg:width="0.041cm" svg:height="0.985cm" svg:x="13.965cm" svg:y="2.4cm" svg:viewBox="0 0 42 986" svg:d="M42 36c0-19 0-36-20-36-22 0-22 17-22 36v916c0 17 0 34 22 34 20 0 20-17 20-34z">
            <text:p/>
          </draw:path>
        </draw:g>
        <draw:g>
          <draw:path draw:style-name="gr4" draw:text-style-name="P1" draw:layer="layout" svg:width="6.038cm" svg:height="3.508cm" svg:x="10.961cm" svg:y="4.491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4" draw:text-style-name="P1" draw:layer="layout" svg:width="6.038cm" svg:height="3.508cm" svg:x="4.961cm" svg:y="4.491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4T23:29:25.097603000</meta:creation-date>
    <dc:date>2015-05-15T00:12:57.985629000</dc:date>
    <meta:editing-duration>PT43M28S</meta:editing-duration>
    <meta:editing-cycles>12</meta:editing-cycles>
    <meta:generator>LibreOffice/4.4.2.2$MacOSX_X86_64 LibreOffice_project/c4c7d32d0d49397cad38d62472b0bc8acff48dd6</meta:generator>
    <meta:document-statistic meta:object-count="19"/>
  </office:meta>
</office:document-meta>
</file>